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6.985cm" svg:height="4.445cm" svg:x="5.348cm" svg:y="3.516cm">
            <text:p text:style-name="P3"/>
          </draw:ellipse>
          <draw:ellipse draw:style-name="gr1" draw:text-style-name="P1" draw:layer="layout" svg:width="6.985cm" svg:height="4.445cm" svg:x="8.523cm" svg:y="14.311cm">
            <text:p text:style-name="P3"/>
          </draw:ellipse>
          <draw:ellipse draw:style-name="gr2" draw:text-style-name="P1" draw:layer="layout" svg:width="6.985cm" svg:height="4.445cm" svg:x="18.048cm" svg:y="7.326cm">
            <text:p text:style-name="P2">Bucket Owner</text:p>
          </draw:ellipse>
          <draw:frame draw:style-name="gr3" draw:layer="layout" svg:width="4.905cm" svg:height="1.017cm" svg:x="6.618cm" svg:y="5.177cm">
            <draw:text-box>
              <text:p text:style-name="P3">Future Location</text:p>
            </draw:text-box>
          </draw:frame>
          <draw:frame draw:style-name="gr3" draw:layer="layout" svg:width="5.184cm" svg:height="1.017cm" svg:x="9.362cm" svg:y="15.916cm">
            <draw:text-box>
              <text:p text:style-name="P3">Current Location</text:p>
            </draw:text-box>
          </draw:frame>
          <draw:line draw:style-name="gr4" draw:text-style-name="P1" draw:layer="layout" svg:x1="12.333cm" svg:y1="6.056cm" svg:x2="19.318cm" svg:y2="7.961cm">
            <text:p text:style-name="P2">3</text:p>
          </draw:line>
          <draw:line draw:style-name="gr4" draw:text-style-name="P1" draw:layer="layout" svg:x1="18.479cm" svg:y1="8.637cm" svg:x2="11.494cm" svg:y2="6.732cm">
            <text:p text:style-name="P2">4</text:p>
          </draw:line>
          <draw:line draw:style-name="gr4" draw:text-style-name="P1" draw:layer="layout" svg:x1="9.793cm" svg:y1="7.961cm" svg:x2="11.698cm" svg:y2="14.311cm">
            <text:p text:style-name="P2">1</text:p>
          </draw:line>
          <draw:line draw:style-name="gr4" draw:text-style-name="P1" draw:layer="layout" svg:x1="10.737cm" svg:y1="14.352cm" svg:x2="8.832cm" svg:y2="8.002cm">
            <text:p text:style-name="P2">2</text:p>
          </draw:line>
        </draw:g>
        <draw:frame draw:style-name="gr3" draw:layer="layout" svg:width="7.123cm" svg:height="1.017cm" svg:x="11.43cm" svg:y="0.888cm">
          <draw:text-box>
            <text:p text:style-name="P3">Data Migration Protoc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02T19:11:24</meta:creation-date>
    <dc:date>2005-07-02T20:10:29</dc:date>
    <dc:language>en-US</dc:language>
    <meta:editing-cycles>8</meta:editing-cycles>
    <meta:editing-duration>PT24M40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